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7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6" table:default-cell-style-name="Default"/>
        <table:table-row table:style-name="ro3">
          <table:table-cell/>
          <table:table-cell office:value-type="string">
            <text:p>Mantle Source Composition</text:p>
          </table:table-cell>
          <table:table-cell table:number-columns-repeated="19"/>
        </table:table-row>
        <table:table-row table:style-name="ro3">
          <table:table-cell table:number-columns-repeated="21"/>
        </table:table-row>
        <table:table-row table:style-name="ro3">
          <table:table-cell/>
          <table:table-cell office:value-type="string">
            <text:p>FeO</text:p>
          </table:table-cell>
          <table:table-cell office:value-type="string">
            <text:p>Err-FeO</text:p>
          </table:table-cell>
          <table:table-cell office:value-type="string">
            <text:p>CaO</text:p>
          </table:table-cell>
          <table:table-cell office:value-type="string">
            <text:p>err_CaO</text:p>
          </table:table-cell>
          <table:table-cell office:value-type="string">
            <text:p>Sc</text:p>
          </table:table-cell>
          <table:table-cell office:value-type="string">
            <text:p>Err-Sc</text:p>
          </table:table-cell>
          <table:table-cell office:value-type="string">
            <text:p>Ti</text:p>
          </table:table-cell>
          <table:table-cell office:value-type="string">
            <text:p>Err-Ti</text:p>
          </table:table-cell>
          <table:table-cell office:value-type="string">
            <text:p>V</text:p>
          </table:table-cell>
          <table:table-cell office:value-type="string">
            <text:p>Err-V</text:p>
          </table:table-cell>
          <table:table-cell office:value-type="string">
            <text:p>Cr</text:p>
          </table:table-cell>
          <table:table-cell office:value-type="string">
            <text:p>Err-Cr</text:p>
          </table:table-cell>
          <table:table-cell office:value-type="string">
            <text:p>Mn</text:p>
          </table:table-cell>
          <table:table-cell office:value-type="string">
            <text:p>Err-Mn</text:p>
          </table:table-cell>
          <table:table-cell office:value-type="string">
            <text:p>Co</text:p>
          </table:table-cell>
          <table:table-cell office:value-type="string">
            <text:p>Err-Co</text:p>
          </table:table-cell>
          <table:table-cell office:value-type="string">
            <text:p>Ni</text:p>
          </table:table-cell>
          <table:table-cell office:value-type="string">
            <text:p>Err-Ni</text:p>
          </table:table-cell>
          <table:table-cell office:value-type="string">
            <text:p>Zn</text:p>
          </table:table-cell>
          <table:table-cell office:value-type="string">
            <text:p>Err-Zn</text:p>
          </table:table-cell>
        </table:table-row>
        <table:table-row table:style-name="ro3">
          <table:table-cell office:value-type="string">
            <text:p>Salters and Stracke, 2004</text:p>
          </table:table-cell>
          <table:table-cell office:value-type="string">
            <text:p>8.07*10^4</text:p>
          </table:table-cell>
          <table:table-cell office:value-type="string">
            <text:p>2*10^4</text:p>
          </table:table-cell>
          <table:table-cell office:value-type="string">
            <text:p>3.5*10^4</text:p>
          </table:table-cell>
          <table:table-cell office:value-type="string">
            <text:p>1*10^4</text:p>
          </table:table-cell>
          <table:table-cell office:value-type="float" office:value="16.3">
            <text:p>16.3</text:p>
          </table:table-cell>
          <table:table-cell office:value-type="float" office:value="13">
            <text:p>13</text:p>
          </table:table-cell>
          <table:table-cell office:value-type="float" office:value="798">
            <text:p>798</text:p>
          </table:table-cell>
          <table:table-cell office:value-type="float" office:value="12">
            <text:p>12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2500">
            <text:p>2500</text:p>
          </table:table-cell>
          <table:table-cell office:value-type="float" office:value="40">
            <text:p>40</text:p>
          </table:table-cell>
          <table:table-cell office:value-type="float" office:value="1045">
            <text:p>1045</text:p>
          </table:table-cell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office:value-type="float" office:value="14">
            <text:p>14</text:p>
          </table:table-cell>
          <table:table-cell office:value-type="float" office:value="1960">
            <text:p>19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/>
        </table:table-row>
        <table:table-row table:style-name="ro3">
          <table:table-cell office:value-type="string">
            <text:p>Workman and Hart, 2005 (all oxides)</text:p>
          </table:table-cell>
          <table:table-cell office:value-type="string">
            <text:p>8.18*10^4</text:p>
          </table:table-cell>
          <table:table-cell/>
          <table:table-cell office:value-type="string">
            <text:p>3.17*10^4</text:p>
          </table:table-cell>
          <table:table-cell table:number-columns-repeated="3"/>
          <table:table-cell office:value-type="string">
            <text:p>0.13*10^4</text:p>
          </table:table-cell>
          <table:table-cell table:number-columns-repeated="3"/>
          <table:table-cell office:value-type="string">
            <text:p>0.57*10^4</text:p>
          </table:table-cell>
          <table:table-cell/>
          <table:table-cell office:value-type="string">
            <text:p>0.13*10^4</text:p>
          </table:table-cell>
          <table:table-cell table:number-columns-repeated="3"/>
          <table:table-cell office:value-type="string">
            <text:p>0.24*10^4</text:p>
          </table:table-cell>
          <table:table-cell table:number-columns-repeated="3"/>
        </table:table-row>
        <table:table-row table:style-name="ro3">
          <table:table-cell office:value-type="string">
            <text:p>Davis, 2009 (all oxides)</text:p>
          </table:table-cell>
          <table:table-cell office:value-type="string">
            <text:p>8.20*10^4</text:p>
          </table:table-cell>
          <table:table-cell office:value-type="string">
            <text:p>0.12*10^4</text:p>
          </table:table-cell>
          <table:table-cell office:value-type="string">
            <text:p>3.07*10^4</text:p>
          </table:table-cell>
          <table:table-cell office:value-type="string">
            <text:p>0.06*10^4</text:p>
          </table:table-cell>
          <table:table-cell table:number-columns-repeated="2"/>
          <table:table-cell office:value-type="string">
            <text:p>0.11*10^4</text:p>
          </table:table-cell>
          <table:table-cell office:value-type="string">
            <text:p>0.02*10^4</text:p>
          </table:table-cell>
          <table:table-cell table:number-columns-repeated="2"/>
          <table:table-cell office:value-type="string">
            <text:p>0.32*10^4</text:p>
          </table:table-cell>
          <table:table-cell office:value-type="string">
            <text:p>0.04*10^4</text:p>
          </table:table-cell>
          <table:table-cell office:value-type="string">
            <text:p>0.12*10^4</text:p>
          </table:table-cell>
          <table:table-cell office:value-type="string">
            <text:p>0.03*10^4</text:p>
          </table:table-cell>
          <table:table-cell table:number-columns-repeated="6"/>
        </table:table-row>
        <table:table-row table:style-name="ro2" table:number-rows-repeated="6">
          <table:table-cell table:number-columns-repeated="21"/>
        </table:table-row>
        <table:table-row table:style-name="ro3">
          <table:table-cell office:value-type="string">
            <text:p>element</text:p>
          </table:table-cell>
          <table:table-cell office:value-type="string">
            <text:p>Mr</text:p>
          </table:table-cell>
          <table:table-cell table:number-columns-repeated="2" office:value-type="string">
            <text:p>wt fraction</text:p>
          </table:table-cell>
          <table:table-cell office:value-type="string">
            <text:p>mol frac oxide</text:p>
          </table:table-cell>
          <table:table-cell office:value-type="string">
            <text:p># O</text:p>
          </table:table-cell>
          <table:table-cell office:value-type="string">
            <text:p># cation</text:p>
          </table:table-cell>
          <table:table-cell office:value-type="string">
            <text:p>mol frac* </text:p>
          </table:table-cell>
          <table:table-cell office:value-type="string">
            <text:p>mol frac</text:p>
          </table:table-cell>
          <table:table-cell office:value-type="string">
            <text:p>wt frac*</text:p>
          </table:table-cell>
          <table:table-cell office:value-type="string">
            <text:p>wt frac</text:p>
          </table:table-cell>
          <table:table-cell table:number-columns-repeated="10"/>
        </table:table-row>
        <table:table-row table:style-name="ro3">
          <table:table-cell office:value-type="string">
            <text:p>SiO2</text:p>
          </table:table-cell>
          <table:table-cell office:value-type="float" office:value="60.1">
            <text:p>60.1</text:p>
          </table:table-cell>
          <table:table-cell office:value-type="float" office:value="44.71">
            <text:p>44.71</text:p>
          </table:table-cell>
          <table:table-cell table:formula="of:=[.C14]/100" office:value-type="float" office:value="0.4471">
            <text:p>0.4471</text:p>
          </table:table-cell>
          <table:table-cell table:formula="of:=[.D14]/[.B14]" office:value-type="float" office:value="0.00743926788685524">
            <text:p>0.00743926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4]*[.G14]" office:value-type="float" office:value="0.00743926788685524">
            <text:p>0.0074392679</text:p>
          </table:table-cell>
          <table:table-cell table:formula="of:=[.H14]/0.047343619" office:value-type="float" office:value="0.157133485863327">
            <text:p>0.1571334859</text:p>
          </table:table-cell>
          <table:table-cell table:formula="of:=[.I14]*[.B14]" office:value-type="float" office:value="9.44372250038596">
            <text:p>9.4437225004</text:p>
          </table:table-cell>
          <table:table-cell table:formula="of:=[.J14]/31.44521308" office:value-type="float" office:value="0.300323056369824">
            <text:p>0.3003230564</text:p>
          </table:table-cell>
          <table:table-cell table:number-columns-repeated="10"/>
        </table:table-row>
        <table:table-row table:style-name="ro3">
          <table:table-cell office:value-type="string">
            <text:p>Al2O3</text:p>
          </table:table-cell>
          <table:table-cell office:value-type="float" office:value="100.2">
            <text:p>100.2</text:p>
          </table:table-cell>
          <table:table-cell office:value-type="float" office:value="3.98">
            <text:p>3.98</text:p>
          </table:table-cell>
          <table:table-cell table:formula="of:=[.C15]/100" office:value-type="float" office:value="0.0398">
            <text:p>0.0398</text:p>
          </table:table-cell>
          <table:table-cell table:formula="of:=[.D15]/[.B15]" office:value-type="float" office:value="0.000397205588822355">
            <text:p>0.00039720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E15]*[.G15]" office:value-type="float" office:value="0.000794411177644711">
            <text:p>0.0007944112</text:p>
          </table:table-cell>
          <table:table-cell table:formula="of:=[.H15]/0.047343619" office:value-type="float" office:value="0.0167796884654025">
            <text:p>0.0167796885</text:p>
          </table:table-cell>
          <table:table-cell table:formula="of:=[.I15]*[.B15]" office:value-type="float" office:value="1.68132478423333">
            <text:p>1.6813247842</text:p>
          </table:table-cell>
          <table:table-cell table:formula="of:=[.J15]/31.44521308" office:value-type="float" office:value="0.0534683857907358">
            <text:p>0.0534683858</text:p>
          </table:table-cell>
          <table:table-cell table:number-columns-repeated="10"/>
        </table:table-row>
        <table:table-row table:style-name="ro3">
          <table:table-cell office:value-type="string">
            <text:p>FeO</text:p>
          </table:table-cell>
          <table:table-cell office:value-type="float" office:value="71.85">
            <text:p>71.85</text:p>
          </table:table-cell>
          <table:table-cell office:value-type="float" office:value="8.18">
            <text:p>8.18</text:p>
          </table:table-cell>
          <table:table-cell table:formula="of:=[.C16]/100" office:value-type="float" office:value="0.0818">
            <text:p>0.0818</text:p>
          </table:table-cell>
          <table:table-cell table:formula="of:=[.D16]/[.B16]" office:value-type="float" office:value="0.00113848295059151">
            <text:p>0.001138483</text:p>
          </table:table-cell>
          <table:table-cell table:number-columns-repeated="2" office:value-type="float" office:value="1">
            <text:p>1</text:p>
          </table:table-cell>
          <table:table-cell table:formula="of:=[.E16]*[.G16]" office:value-type="float" office:value="0.00113848295059151">
            <text:p>0.001138483</text:p>
          </table:table-cell>
          <table:table-cell table:formula="of:=[.H16]/0.047343619" office:value-type="float" office:value="0.0240472311715653">
            <text:p>0.0240472312</text:p>
          </table:table-cell>
          <table:table-cell table:formula="of:=[.I16]*[.B16]" office:value-type="float" office:value="1.72779355967696">
            <text:p>1.7277935597</text:p>
          </table:table-cell>
          <table:table-cell table:formula="of:=[.J16]/31.44521308" office:value-type="float" office:value="0.0549461552472636">
            <text:p>0.0549461552</text:p>
          </table:table-cell>
          <table:table-cell table:number-columns-repeated="10"/>
        </table:table-row>
        <table:table-row table:style-name="ro3">
          <table:table-cell office:value-type="string">
            <text:p>MnO</text:p>
          </table:table-cell>
          <table:table-cell office:value-type="float" office:value="70.94">
            <text:p>70.94</text:p>
          </table:table-cell>
          <table:table-cell office:value-type="float" office:value="0.13">
            <text:p>0.13</text:p>
          </table:table-cell>
          <table:table-cell table:formula="of:=[.C17]/100" office:value-type="float" office:value="0.0013">
            <text:p>0.0013</text:p>
          </table:table-cell>
          <table:table-cell table:formula="of:=[.D17]/[.B17]" office:value-type="float" office:value="0.000018325345362278">
            <text:p>1.8325345362278E-005</text:p>
          </table:table-cell>
          <table:table-cell table:number-columns-repeated="2" office:value-type="float" office:value="1">
            <text:p>1</text:p>
          </table:table-cell>
          <table:table-cell table:formula="of:=[.E17]*[.G17]" office:value-type="float" office:value="0.000018325345362278">
            <text:p>1.8325345362278E-005</text:p>
          </table:table-cell>
          <table:table-cell table:formula="of:=[.H17]/0.047343619" office:value-type="float" office:value="0.000387071072075795">
            <text:p>0.0003870711</text:p>
          </table:table-cell>
          <table:table-cell table:formula="of:=[.I17]*[.B17]" office:value-type="float" office:value="0.0274588218530569">
            <text:p>0.0274588219</text:p>
          </table:table-cell>
          <table:table-cell table:formula="of:=[.J17]/31.44521308" office:value-type="float" office:value="0.000873227406130107">
            <text:p>0.0008732274</text:p>
          </table:table-cell>
          <table:table-cell table:formula="of:=[.K17]*10^6" office:value-type="float" office:value="873.227406130107">
            <text:p>873.2274061301</text:p>
          </table:table-cell>
          <table:table-cell table:number-columns-repeated="9"/>
        </table:table-row>
        <table:table-row table:style-name="ro3">
          <table:table-cell office:value-type="string">
            <text:p>MgO</text:p>
          </table:table-cell>
          <table:table-cell office:value-type="float" office:value="40.3">
            <text:p>40.3</text:p>
          </table:table-cell>
          <table:table-cell office:value-type="float" office:value="38.73">
            <text:p>38.73</text:p>
          </table:table-cell>
          <table:table-cell table:formula="of:=[.C18]/100" office:value-type="float" office:value="0.3873">
            <text:p>0.3873</text:p>
          </table:table-cell>
          <table:table-cell table:formula="of:=[.D18]/[.B18]" office:value-type="float" office:value="0.00961042183622829">
            <text:p>0.0096104218</text:p>
          </table:table-cell>
          <table:table-cell table:number-columns-repeated="2" office:value-type="float" office:value="1">
            <text:p>1</text:p>
          </table:table-cell>
          <table:table-cell table:formula="of:=[.E18]*[.G18]" office:value-type="float" office:value="0.00961042183622829">
            <text:p>0.0096104218</text:p>
          </table:table-cell>
          <table:table-cell table:formula="of:=[.H18]/0.047343619" office:value-type="float" office:value="0.202992970102862">
            <text:p>0.2029929701</text:p>
          </table:table-cell>
          <table:table-cell table:formula="of:=[.I18]*[.B18]" office:value-type="float" office:value="8.18061669514534">
            <text:p>8.1806166951</text:p>
          </table:table-cell>
          <table:table-cell table:formula="of:=[.J18]/31.44521308" office:value-type="float" office:value="0.260154595687839">
            <text:p>0.2601545957</text:p>
          </table:table-cell>
          <table:table-cell table:number-columns-repeated="10"/>
        </table:table-row>
        <table:table-row table:style-name="ro3">
          <table:table-cell office:value-type="string">
            <text:p>CaO</text:p>
          </table:table-cell>
          <table:table-cell office:value-type="float" office:value="56.08">
            <text:p>56.08</text:p>
          </table:table-cell>
          <table:table-cell office:value-type="float" office:value="3.17">
            <text:p>3.17</text:p>
          </table:table-cell>
          <table:table-cell table:formula="of:=[.C19]/100" office:value-type="float" office:value="0.0317">
            <text:p>0.0317</text:p>
          </table:table-cell>
          <table:table-cell table:formula="of:=[.D19]/[.B19]" office:value-type="float" office:value="0.000565263908701855">
            <text:p>0.0005652639</text:p>
          </table:table-cell>
          <table:table-cell table:number-columns-repeated="2" office:value-type="float" office:value="1">
            <text:p>1</text:p>
          </table:table-cell>
          <table:table-cell table:formula="of:=[.E19]*[.G19]" office:value-type="float" office:value="0.000565263908701855">
            <text:p>0.0005652639</text:p>
          </table:table-cell>
          <table:table-cell table:formula="of:=[.H19]/0.047343619" office:value-type="float" office:value="0.0119396007453899">
            <text:p>0.0119396007</text:p>
          </table:table-cell>
          <table:table-cell table:formula="of:=[.I19]*[.B19]" office:value-type="float" office:value="0.669572809801464">
            <text:p>0.6695728098</text:p>
          </table:table-cell>
          <table:table-cell table:formula="of:=[.J19]/31.44521308" office:value-type="float" office:value="0.021293314441788">
            <text:p>0.0212933144</text:p>
          </table:table-cell>
          <table:table-cell table:number-columns-repeated="10"/>
        </table:table-row>
        <table:table-row table:style-name="ro3">
          <table:table-cell office:value-type="string">
            <text:p>Na2O</text:p>
          </table:table-cell>
          <table:table-cell office:value-type="float" office:value="61.98">
            <text:p>61.98</text:p>
          </table:table-cell>
          <table:table-cell office:value-type="float" office:value="0.13">
            <text:p>0.13</text:p>
          </table:table-cell>
          <table:table-cell table:formula="of:=[.C20]/100" office:value-type="float" office:value="0.0013">
            <text:p>0.0013</text:p>
          </table:table-cell>
          <table:table-cell table:formula="of:=[.D20]/[.B20]" office:value-type="float" office:value="0.0000209745079057761">
            <text:p>2.09745079057761E-0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20]*[.G20]" office:value-type="float" office:value="0.0000419490158115521">
            <text:p>0.000041949</text:p>
          </table:table-cell>
          <table:table-cell table:formula="of:=[.H20]/0.047343619" office:value-type="float" office:value="0.000886054270831136">
            <text:p>0.0008860543</text:p>
          </table:table-cell>
          <table:table-cell table:formula="of:=[.I20]*[.B20]" office:value-type="float" office:value="0.0549176437061138">
            <text:p>0.0549176437</text:p>
          </table:table-cell>
          <table:table-cell table:formula="of:=[.J20]/31.44521308" office:value-type="float" office:value="0.00174645481226021">
            <text:p>0.0017464548</text:p>
          </table:table-cell>
          <table:table-cell table:number-columns-repeated="10"/>
        </table:table-row>
        <table:table-row table:style-name="ro3">
          <table:table-cell office:value-type="string">
            <text:p>Cr2O3</text:p>
          </table:table-cell>
          <table:table-cell office:value-type="float" office:value="152">
            <text:p>152</text:p>
          </table:table-cell>
          <table:table-cell office:value-type="float" office:value="0.57">
            <text:p>0.57</text:p>
          </table:table-cell>
          <table:table-cell table:formula="of:=[.C21]/100" office:value-type="float" office:value="0.0057">
            <text:p>0.0057</text:p>
          </table:table-cell>
          <table:table-cell table:formula="of:=[.D21]/[.B21]" office:value-type="float" office:value="0.0000375">
            <text:p>0.00003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E21]*[.G21]" office:value-type="float" office:value="0.000075">
            <text:p>0.000075</text:p>
          </table:table-cell>
          <table:table-cell table:formula="of:=[.H21]/0.047343619" office:value-type="float" office:value="0.00158416279921482">
            <text:p>0.0015841628</text:p>
          </table:table-cell>
          <table:table-cell table:formula="of:=[.I21]*[.B21]" office:value-type="float" office:value="0.240792745480653">
            <text:p>0.2407927455</text:p>
          </table:table-cell>
          <table:table-cell table:formula="of:=[.J21]/31.44521308" office:value-type="float" office:value="0.0076575326383717">
            <text:p>0.0076575326</text:p>
          </table:table-cell>
          <table:table-cell table:number-columns-repeated="10"/>
        </table:table-row>
        <table:table-row table:style-name="ro3">
          <table:table-cell office:value-type="string">
            <text:p>TiO2</text:p>
          </table:table-cell>
          <table:table-cell office:value-type="float" office:value="79.87">
            <text:p>79.87</text:p>
          </table:table-cell>
          <table:table-cell office:value-type="float" office:value="0.13">
            <text:p>0.13</text:p>
          </table:table-cell>
          <table:table-cell table:formula="of:=[.C22]/100" office:value-type="float" office:value="0.0013">
            <text:p>0.0013</text:p>
          </table:table-cell>
          <table:table-cell table:formula="of:=[.D22]/[.B22]" office:value-type="float" office:value="0.0000162764492299987">
            <text:p>1.62764492299987E-0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22]*[.G22]" office:value-type="float" office:value="0.0000162764492299987">
            <text:p>1.62764492299987E-005</text:p>
          </table:table-cell>
          <table:table-cell table:formula="of:=[.H22]/0.047343619" office:value-type="float" office:value="0.00034379393831297">
            <text:p>0.0003437939</text:p>
          </table:table-cell>
          <table:table-cell table:formula="of:=[.I22]*[.B22]" office:value-type="float" office:value="0.0274588218530569">
            <text:p>0.0274588219</text:p>
          </table:table-cell>
          <table:table-cell table:formula="of:=[.J22]/31.44521308" office:value-type="float" office:value="0.000873227406130106">
            <text:p>0.0008732274</text:p>
          </table:table-cell>
          <table:table-cell table:number-columns-repeated="10"/>
        </table:table-row>
        <table:table-row table:style-name="ro3">
          <table:table-cell office:value-type="string">
            <text:p>NiO</text:p>
          </table:table-cell>
          <table:table-cell office:value-type="float" office:value="74.69">
            <text:p>74.69</text:p>
          </table:table-cell>
          <table:table-cell office:value-type="float" office:value="0.24">
            <text:p>0.24</text:p>
          </table:table-cell>
          <table:table-cell table:formula="of:=[.C23]/100" office:value-type="float" office:value="0.0024">
            <text:p>0.0024</text:p>
          </table:table-cell>
          <table:table-cell table:formula="of:=[.D23]/[.B23]" office:value-type="float" office:value="0.0000321328156379703">
            <text:p>3.21328156379703E-005</text:p>
          </table:table-cell>
          <table:table-cell table:number-columns-repeated="2" office:value-type="float" office:value="1">
            <text:p>1</text:p>
          </table:table-cell>
          <table:table-cell table:formula="of:=[.E23]*[.G23]" office:value-type="float" office:value="0.0000321328156379703">
            <text:p>3.21328156379703E-005</text:p>
          </table:table-cell>
          <table:table-cell table:formula="of:=[.H23]/0.047343619" office:value-type="float" office:value="0.000678714815569344">
            <text:p>0.0006787148</text:p>
          </table:table-cell>
          <table:table-cell table:formula="of:=[.I23]*[.B23]" office:value-type="float" office:value="0.0506932095748743">
            <text:p>0.0506932096</text:p>
          </table:table-cell>
          <table:table-cell table:formula="of:=[.J23]/31.44521308" office:value-type="float" office:value="0.00161211213439404">
            <text:p>0.0016121121</text:p>
          </table:table-cell>
          <table:table-cell table:formula="of:=[.K23]*10^6" office:value-type="float" office:value="1612.11213439404">
            <text:p>1612.1121343941</text:p>
          </table:table-cell>
          <table:table-cell table:number-columns-repeated="9"/>
        </table:table-row>
        <table:table-row table:style-name="ro3">
          <table:table-cell office:value-type="string">
            <text:p>K2O</text:p>
          </table:table-cell>
          <table:table-cell office:value-type="float" office:value="94.2">
            <text:p>94.2</text:p>
          </table:table-cell>
          <table:table-cell office:value-type="float" office:value="0.006">
            <text:p>0.006</text:p>
          </table:table-cell>
          <table:table-cell table:formula="of:=[.C24]/100" office:value-type="float" office:value="0.00006">
            <text:p>0.00006</text:p>
          </table:table-cell>
          <table:table-cell table:formula="of:=[.D24]/[.B24]" office:value-type="float" office:value="0.000000636942675159236">
            <text:p>6.36942675159236E-0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24]*[.G24]" office:value-type="float" office:value="0.00000127388535031847">
            <text:p>1.27388535031847E-006</text:p>
          </table:table-cell>
          <table:table-cell table:formula="of:=[.H24]/0.047343619" office:value-type="float" office:value="0.0000269072237658568">
            <text:p>2.69072237658568E-005</text:p>
          </table:table-cell>
          <table:table-cell table:formula="of:=[.I24]*[.B24]" office:value-type="float" office:value="0.00253466047874371">
            <text:p>0.0025346605</text:p>
          </table:table-cell>
          <table:table-cell table:formula="of:=[.J24]/31.44521308" office:value-type="float" office:value="0.0000806056067197022">
            <text:p>8.06056067197022E-005</text:p>
          </table:table-cell>
          <table:table-cell table:number-columns-repeated="10"/>
        </table:table-row>
        <table:table-row table:style-name="ro3">
          <table:table-cell office:value-type="string">
            <text:p>P2O5</text:p>
          </table:table-cell>
          <table:table-cell office:value-type="float" office:value="141.94">
            <text:p>141.94</text:p>
          </table:table-cell>
          <table:table-cell office:value-type="float" office:value="0.019">
            <text:p>0.019</text:p>
          </table:table-cell>
          <table:table-cell table:formula="of:=[.C25]/100" office:value-type="float" office:value="0.00019">
            <text:p>0.00019</text:p>
          </table:table-cell>
          <table:table-cell table:formula="of:=[.D25]/[.B25]" office:value-type="float" office:value="0.00000133859377201634">
            <text:p>1.33859377201634E-00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E25]*[.G25]" office:value-type="float" office:value="0.00000267718754403269">
            <text:p>2.67718754403269E-006</text:p>
          </table:table-cell>
          <table:table-cell table:formula="of:=[.H25]/0.047343619" office:value-type="float" office:value="0.000056548012183705">
            <text:p>0.000056548</text:p>
          </table:table-cell>
          <table:table-cell table:formula="of:=[.I25]*[.B25]" office:value-type="float" office:value="0.00802642484935509">
            <text:p>0.0080264248</text:p>
          </table:table-cell>
          <table:table-cell table:formula="of:=[.J25]/31.44521308" office:value-type="float" office:value="0.000255251087945723">
            <text:p>0.0002552511</text:p>
          </table:table-cell>
          <table:table-cell table:number-columns-repeated="10"/>
        </table:table-row>
        <table:table-row table:style-name="ro3">
          <table:table-cell office:value-type="string">
            <text:p>O</text:p>
          </table:table-cell>
          <table:table-cell office:value-type="float" office:value="16">
            <text:p>16</text:p>
          </table:table-cell>
          <table:table-cell table:number-columns-repeated="5"/>
          <table:table-cell table:formula="of:=[.F29]" office:value-type="float" office:value="0.0276081367146005">
            <text:p>0.0276081367</text:p>
          </table:table-cell>
          <table:table-cell table:formula="of:=[.H26]/0.047343619" office:value-type="float" office:value="0.583143775185426">
            <text:p>0.5831437752</text:p>
          </table:table-cell>
          <table:table-cell table:formula="of:=[.I26]*[.B26]" office:value-type="float" office:value="9.33030040296682">
            <text:p>9.330300403</text:p>
          </table:table-cell>
          <table:table-cell table:formula="of:=[.J26]/31.44521308" office:value-type="float" office:value="0.296716081370781">
            <text:p>0.2967160814</text:p>
          </table:table-cell>
          <table:table-cell table:number-columns-repeated="10"/>
        </table:table-row>
        <table:table-row table:style-name="ro3">
          <table:table-cell office:value-type="string">
            <text:p>sum</text:p>
          </table:table-cell>
          <table:table-cell table:number-columns-repeated="6"/>
          <table:table-cell table:formula="of:=SUM([.H14:.H26])" office:value-type="float" office:value="0.0473436191735582">
            <text:p>0.0473436192</text:p>
          </table:table-cell>
          <table:table-cell/>
          <table:table-cell table:formula="of:=SUM([.J14:.J26])" office:value-type="float" office:value="31.4452130800057">
            <text:p>31.44521308</text:p>
          </table:table-cell>
          <table:table-cell table:number-columns-repeated="11"/>
        </table:table-row>
        <table:table-row table:style-name="ro3">
          <table:table-cell table:number-columns-repeated="21"/>
        </table:table-row>
        <table:table-row table:style-name="ro3">
          <table:table-cell table:number-columns-repeated="2"/>
          <table:table-cell office:value-type="string">
            <text:p>prod</text:p>
          </table:table-cell>
          <table:table-cell table:formula="of:=[.E14]*[.F14]" office:value-type="float" office:value="0.0148785357737105">
            <text:p>0.0148785358</text:p>
          </table:table-cell>
          <table:table-cell office:value-type="string">
            <text:p>molfrac O</text:p>
          </table:table-cell>
          <table:table-cell table:formula="of:=SUM([.D29:.D40])" office:value-type="float" office:value="0.0276081367146005">
            <text:p>0.0276081367</text:p>
          </table:table-cell>
          <table:table-cell table:number-columns-repeated="15"/>
        </table:table-row>
        <table:table-row table:style-name="ro3">
          <table:table-cell table:number-columns-repeated="3"/>
          <table:table-cell table:formula="of:=[.E15]*[.F15]" office:value-type="float" office:value="0.00119161676646707">
            <text:p>0.0011916168</text:p>
          </table:table-cell>
          <table:table-cell table:number-columns-repeated="17"/>
        </table:table-row>
        <table:table-row table:style-name="ro3">
          <table:table-cell table:number-columns-repeated="3"/>
          <table:table-cell table:formula="of:=[.E16]*[.F16]" office:value-type="float" office:value="0.00113848295059151">
            <text:p>0.001138483</text:p>
          </table:table-cell>
          <table:table-cell table:number-columns-repeated="17"/>
        </table:table-row>
        <table:table-row table:style-name="ro3">
          <table:table-cell table:number-columns-repeated="3"/>
          <table:table-cell table:formula="of:=[.E17]*[.F17]" office:value-type="float" office:value="0.000018325345362278">
            <text:p>1.8325345362278E-005</text:p>
          </table:table-cell>
          <table:table-cell table:number-columns-repeated="17"/>
        </table:table-row>
        <table:table-row table:style-name="ro3">
          <table:table-cell table:number-columns-repeated="3"/>
          <table:table-cell table:formula="of:=[.E18]*[.F18]" office:value-type="float" office:value="0.00961042183622829">
            <text:p>0.0096104218</text:p>
          </table:table-cell>
          <table:table-cell table:number-columns-repeated="17"/>
        </table:table-row>
        <table:table-row table:style-name="ro3">
          <table:table-cell table:number-columns-repeated="3"/>
          <table:table-cell table:formula="of:=[.E19]*[.F19]" office:value-type="float" office:value="0.000565263908701855">
            <text:p>0.0005652639</text:p>
          </table:table-cell>
          <table:table-cell table:number-columns-repeated="17"/>
        </table:table-row>
        <table:table-row table:style-name="ro3">
          <table:table-cell table:number-columns-repeated="3"/>
          <table:table-cell table:formula="of:=[.E20]*[.F20]" office:value-type="float" office:value="0.0000209745079057761">
            <text:p>2.09745079057761E-005</text:p>
          </table:table-cell>
          <table:table-cell table:number-columns-repeated="17"/>
        </table:table-row>
        <table:table-row table:style-name="ro3">
          <table:table-cell table:number-columns-repeated="3"/>
          <table:table-cell table:formula="of:=[.E21]*[.F21]" office:value-type="float" office:value="0.0001125">
            <text:p>0.0001125</text:p>
          </table:table-cell>
          <table:table-cell table:number-columns-repeated="17"/>
        </table:table-row>
        <table:table-row table:style-name="ro3">
          <table:table-cell table:number-columns-repeated="3"/>
          <table:table-cell table:formula="of:=[.E22]*[.F22]" office:value-type="float" office:value="0.0000325528984599975">
            <text:p>3.25528984599975E-005</text:p>
          </table:table-cell>
          <table:table-cell table:number-columns-repeated="17"/>
        </table:table-row>
        <table:table-row table:style-name="ro3">
          <table:table-cell table:number-columns-repeated="3"/>
          <table:table-cell table:formula="of:=[.E23]*[.F23]" office:value-type="float" office:value="0.0000321328156379703">
            <text:p>3.21328156379703E-005</text:p>
          </table:table-cell>
          <table:table-cell table:number-columns-repeated="17"/>
        </table:table-row>
        <table:table-row table:style-name="ro3">
          <table:table-cell table:number-columns-repeated="3"/>
          <table:table-cell table:formula="of:=[.E24]*[.F24]" office:value-type="float" office:value="0.000000636942675159236">
            <text:p>6.36942675159236E-007</text:p>
          </table:table-cell>
          <table:table-cell table:number-columns-repeated="17"/>
        </table:table-row>
        <table:table-row table:style-name="ro3">
          <table:table-cell table:number-columns-repeated="3"/>
          <table:table-cell table:formula="of:=[.E25]*[.F25]" office:value-type="float" office:value="0.00000669296886008172">
            <text:p>0.000006693</text:p>
          </table:table-cell>
          <table:table-cell table:number-columns-repeated="17"/>
        </table:table-row>
        <table:table-row table:style-name="ro3" table:number-rows-repeated="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andolFa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y </meta:initial-creator>
    <meta:creation-date>2013-12-22T08:43:03</meta:creation-date>
    <dc:date>2014-01-08T19:30:45</dc:date>
    <dc:creator>Lucy </dc:creator>
    <meta:editing-duration>PT7H41M4S</meta:editing-duration>
    <meta:editing-cycles>3</meta:editing-cycles>
    <meta:generator>LibreOffice/3.5$Linux_X86_64 LibreOffice_project/350m1$Build-2</meta:generator>
    <meta:document-statistic meta:table-count="3" meta:cell-count="228" meta:object-count="0"/>
  </office:meta>
</office:document-meta>
</file>